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weight="normal" officeooo:rsid="000f4dc1" officeooo:paragraph-rsid="0015cb92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weight="normal" officeooo:rsid="0015cb92" officeooo:paragraph-rsid="0015cb92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weight="normal" officeooo:rsid="00179c86" officeooo:paragraph-rsid="00179c86" style:font-weight-asian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bold" officeooo:rsid="000f4dc1" officeooo:paragraph-rsid="0015cb92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6pt" fo:font-weight="bold" officeooo:rsid="00179c86" officeooo:paragraph-rsid="00179c86" style:font-size-asian="16pt" style:font-weight-asian="bold" style:font-size-complex="16pt" style:font-weight-complex="bold"/>
    </style:style>
    <style:style style:name="P6" style:family="paragraph" style:parent-style-name="Standard">
      <style:text-properties officeooo:rsid="00179c86" officeooo:paragraph-rsid="00179c86"/>
    </style:style>
    <style:style style:name="P7" style:family="paragraph" style:parent-style-name="Standard">
      <style:text-properties fo:font-style="italic" fo:font-weight="bold" officeooo:rsid="00179c86" officeooo:paragraph-rsid="00179c86" style:font-style-asian="italic" style:font-weight-asian="bold" style:font-style-complex="italic" style:font-weight-complex="bold"/>
    </style:style>
    <style:style style:name="P8" style:family="paragraph" style:parent-style-name="Standard">
      <style:text-properties fo:font-style="normal" fo:font-weight="normal" officeooo:rsid="00179c86" officeooo:paragraph-rsid="00179c86" style:font-style-asian="normal" style:font-weight-asian="normal" style:font-style-complex="normal" style:font-weight-complex="normal"/>
    </style:style>
    <style:style style:name="P9" style:family="paragraph" style:parent-style-name="Text_20_body">
      <style:paragraph-properties fo:text-align="start" style:justify-single-word="false"/>
      <style:text-properties fo:language="tr" fo:country="TR" fo:font-weight="bold" officeooo:rsid="00090ebd" officeooo:paragraph-rsid="00179c86" style:font-weight-asian="bold" style:font-weight-complex="bold"/>
    </style:style>
    <style:style style:name="P10" style:family="paragraph" style:parent-style-name="Text_20_body">
      <style:paragraph-properties fo:text-align="start" style:justify-single-word="false"/>
      <style:text-properties fo:language="tr" fo:country="TR" fo:font-style="normal" fo:font-weight="bold" officeooo:rsid="00090ebd" officeooo:paragraph-rsid="00179c86" style:font-style-asian="normal" style:font-weight-asian="bold" style:font-style-complex="normal" style:font-weight-complex="bold"/>
    </style:style>
    <style:style style:name="P11" style:family="paragraph" style:parent-style-name="Text_20_body">
      <style:paragraph-properties fo:text-align="start" style:justify-single-word="false"/>
      <style:text-properties fo:language="tr" fo:country="TR" fo:font-style="normal" fo:font-weight="normal" officeooo:rsid="0017a4a8" officeooo:paragraph-rsid="0017a4a8" style:font-style-asian="normal" style:font-weight-asian="normal" style:font-style-complex="normal" style:font-weight-complex="normal"/>
    </style:style>
    <style:style style:name="P12" style:family="paragraph" style:parent-style-name="Text_20_body">
      <style:paragraph-properties fo:text-align="start" style:justify-single-word="false"/>
      <style:text-properties fo:language="tr" fo:country="TR" fo:font-style="italic" fo:font-weight="bold" officeooo:rsid="0017a4a8" officeooo:paragraph-rsid="0017a4a8" style:font-style-asian="italic" style:font-weight-asian="bold" style:font-style-complex="italic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tyle="italic" fo:font-weight="bold" officeooo:rsid="00179c86" officeooo:paragraph-rsid="00179c86" style:font-style-asian="italic" style:font-weight-asian="bold" style:font-style-complex="italic" style:font-weight-complex="bold"/>
    </style:style>
    <style:style style:name="P14" style:family="paragraph" style:parent-style-name="Standard">
      <style:text-properties fo:font-style="italic" fo:font-weight="bold" officeooo:rsid="00179c86" officeooo:paragraph-rsid="00179c86" style:font-style-asian="italic" style:font-weight-asian="bold" style:font-style-complex="italic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tyle="normal" fo:font-weight="normal" officeooo:rsid="00195666" officeooo:paragraph-rsid="00195666" style:font-style-asian="normal" style:font-weight-asian="normal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weight="normal" officeooo:rsid="00179c86" officeooo:paragraph-rsid="00179c86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79c86" style:font-weight-asian="bold" style:font-weight-complex="bold"/>
    </style:style>
    <style:style style:name="T3" style:family="text">
      <style:text-properties officeooo:rsid="00179c86"/>
    </style:style>
    <style:style style:name="T4" style:family="text">
      <style:text-properties officeooo:rsid="0017a4a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Sistem Bütünlüğü Testi</text:p>
      <text:p text:style-name="P4"/>
      <text:p text:style-name="P4"/>
      <text:p text:style-name="P1">Bu dökümanda <text:span text:style-name="T3">sistem bütünlüğü için test adımlarını içerir.</text:span></text:p>
      <text:p text:style-name="P1"/>
      <text:p text:style-name="P2">Kurulum ve kullanım adımlar izlenerek proxy sunucusu kurulur. </text:p>
      <text:p text:style-name="P2"/>
      <text:p text:style-name="P3">Herhangi bir playbook çalıştırıldıktan sonra sistem bütünlüğü için gerekli olan betikler otomatik olarak sisteme yüklenir ve belirlendiği zaman aralıklarında sistemi kontrol eder.</text:p>
      <text:p text:style-name="P3"/>
      <text:p text:style-name="P3">Bu periyodik kontroller paketler, kullanıcılar, gruplar ve konfigürasyon dosyalarını kontrol eder.</text:p>
      <text:p text:style-name="P3"/>
      <text:p text:style-name="P3"/>
      <text:p text:style-name="P3">Paketler için test komutu:</text:p>
      <text:p text:style-name="P3"/>
      <text:p text:style-name="P9">#<text:span text:style-name="T3">sudo apt install sl</text:span></text:p>
      <text:p text:style-name="P3">Yukarıdaki komut çalıştırılıp sl paketi kurulduktan sonra <text:span text:style-name="T1">/var/log/syslog</text:span> dosyasına şu şekilde log düşmelidir:</text:p>
      <text:p text:style-name="P3"/>
      <text:p text:style-name="P13">2018-1<text:span text:style-name="T4">1</text:span>-03T08:00:46.304978+03:00 ossimcik integrity-check: PACKAGE|sl</text:p>
      <text:p text:style-name="P13"/>
      <text:p text:style-name="P15">Eğer kullanıcı sistem bütünlüğünü <text:span text:style-name="T1">fix </text:span>parametresi <text:span text:style-name="T1">true</text:span> olarak ayarlamış ise kurulu paket kontrol sırasında kaldırılmış olmalıdır.</text:p>
      <text:p text:style-name="P3"/>
      <text:p text:style-name="P3"/>
      <text:p text:style-name="P3">Kullanıcılar <text:s/>ve gruplar için test komutu:</text:p>
      <text:p text:style-name="P3"/>
      <text:p text:style-name="P9">#<text:span text:style-name="T3">sudo adduser testuser</text:span></text:p>
      <text:p text:style-name="P6">Yukarıdaki komut çalıştırıp istenilen değerler varsayılan olarak kaydedildiğinde sisteme yeni bir kullanıcı eklenir. <text:s/><text:span text:style-name="T1">/var/log/syslog</text:span> dosyasına şu şekilde loglar düşmelidir:</text:p>
      <text:p text:style-name="P6"/>
      <text:p text:style-name="P7">2018-11-03T07:57:28.427761+03:00 ossimcik integrity-check: USER|testuser</text:p>
      <text:p text:style-name="P7">2018-11-03T07:57:28.430638+03:00 ossimcik integrity-check: GROUP|testuser</text:p>
      <text:p text:style-name="P7"/>
      <text:p text:style-name="P15">Eğer kullanıcı sistem bütünlüğünü <text:span text:style-name="T1">fix </text:span>parametresi <text:span text:style-name="T1">true</text:span> olarak ayarlamış ise oluşturulmuş kullanıcı ve grup kontrol sırasında kaldırılmış olmalıdır.</text:p>
      <text:p text:style-name="P15"/>
      <text:p text:style-name="P15"/>
      <text:p text:style-name="P8">Konfigürasyon dosyaları için test komutu:</text:p>
      <text:p text:style-name="P8"/>
      <text:p text:style-name="P10">#<text:span text:style-name="T3">sudo echo -e “\n#test\n” &gt;&gt; /etc/hosts</text:span></text:p>
      <text:p text:style-name="P11">Yukarıdaki komut çalıştırıldıktan sonra <text:span text:style-name="T2">/var/log/syslog</text:span><text:span text:style-name="T3"> dosyasına şu şekilde log düşmelidir:</text:span></text:p>
      <text:p text:style-name="P12">2018-11-03T08:00:46.354150+03:00 ossimcik integrity-check: CONF|/etc/host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30T16:02:48.459295173</meta:creation-date>
    <dc:date>2018-12-03T09:14:17.962772757</dc:date>
    <meta:editing-duration>PT12M14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1" meta:paragraph-count="20" meta:word-count="172" meta:character-count="1548" meta:non-whitespace-character-count="1393"/>
  </office:meta>
</office:document-meta>
</file>